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font-style="normal" officeooo:rsid="00128d8c" style:font-style-asian="normal" style:font-style-complex="normal"/>
    </style:style>
    <style:style style:name="P2" style:family="paragraph" style:parent-style-name="Standard">
      <style:text-properties fo:font-style="normal" officeooo:rsid="00152b8d" officeooo:paragraph-rsid="0016e381" style:font-style-asian="normal" style:font-style-complex="normal"/>
    </style:style>
    <style:style style:name="P3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52b8d" fo:background-color="transparent" style:font-style-asian="normal" style:font-style-complex="normal"/>
    </style:style>
    <style:style style:name="P4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6e381" fo:background-color="transparent" style:font-style-asian="normal" style:font-style-complex="normal"/>
    </style:style>
    <style:style style:name="P5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6" style:family="paragraph" style:parent-style-name="Standard">
      <style:paragraph-properties style:line-height-at-least="0.582cm"/>
      <style:text-properties style:use-window-font-color="true" style:font-name="Liberation Serif" fo:background-color="transparent"/>
    </style:style>
    <style:style style:name="P7" style:family="paragraph" style:parent-style-name="Standard">
      <style:text-properties style:use-window-font-color="true" style:font-name="Liberation Serif" fo:font-style="normal" officeooo:rsid="00152b8d" officeooo:paragraph-rsid="0016e381" fo:background-color="transparent" style:font-style-asian="normal" style:font-style-complex="normal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paragraph-properties style:line-height-at-least="0.582cm"/>
      <style:text-properties fo:font-style="italic" style:font-style-asian="italic" style:font-style-complex="italic"/>
    </style:style>
    <style:style style:name="P10" style:family="paragraph" style:parent-style-name="Standard">
      <style:text-properties officeooo:paragraph-rsid="000db36f"/>
    </style:style>
    <style:style style:name="P11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officeooo:paragraph-rsid="0016d730"/>
    </style:style>
    <style:style style:name="P13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14" style:family="paragraph" style:parent-style-name="Standard">
      <style:text-properties style:use-window-font-color="true" style:font-name="Liberation Serif" fo:font-style="normal" officeooo:rsid="00152b8d" officeooo:paragraph-rsid="0016d730" fo:background-color="transparent" style:font-style-asian="normal" style:font-style-complex="normal"/>
    </style:style>
    <style:style style:name="P15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16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17" style:family="paragraph" style:parent-style-name="Standard">
      <style:paragraph-properties style:line-height-at-least="0.582cm"/>
      <style:text-properties style:use-window-font-color="true" style:font-name="Liberation Serif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18ba50" style:font-style-asian="normal" style:font-style-complex="normal"/>
    </style:style>
    <style:style style:name="T5" style:family="text">
      <style:text-properties fo:font-style="normal" officeooo:rsid="001a9dbf" style:font-style-asian="normal" style:font-style-complex="normal"/>
    </style:style>
    <style:style style:name="T6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1cb3ba" style:font-size-asian="14pt" style:font-style-asian="italic" style:font-weight-asian="bold" style:font-size-complex="14pt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">Softex – Atividade 0</text:span><text:span text:style-name="T7">2</text:span></text:p>
      <text:p text:style-name="P11"/>
      <text:p text:style-name="P9">Desenvolva um código que utilize as seguintes características de um veículo:</text:p>
      <text:p text:style-name="P8">- Quantidade de rodas;</text:p>
      <text:p text:style-name="P8">- Peso bruto em quilogramas;</text:p>
      <text:p text:style-name="P8">- Quantidade de pessoas no veículo.</text:p>
      <text:p text:style-name="P8"/>
      <text:p text:style-name="P8">Com essas informações, o programa mostrará qual é a melhor categoria de habilitação para o veículo informado a partir das condições:</text:p>
      <text:p text:style-name="P8">A: Veículos com duas ou três rodas;</text:p>
      <text:p text:style-name="P8">B: Veículos com quatro rodas, que acomodam até oito pessoas e seu peso é de até 3500 kg;</text:p>
      <text:p text:style-name="P8">C: Veículos com quatro rodas ou mais e com peso entre 3500 e 6000 kg;</text:p>
      <text:p text:style-name="P8">D: Veículos com quatro rodas ou mais e que acomodam mais de oito pessoas;</text:p>
      <text:p text:style-name="P8">E: Veículos com quatro rodas ou mais e com mais de 6000 kg.</text:p>
      <text:p text:style-name="P9"/>
      <text:p text:style-name="P1"/>
      <text:p text:style-name="P12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</text:span></text:a><text:a xlink:type="simple" xlink:href="https://github.com/WandeilsonFerreira/Softex" text:style-name="Internet_20_link" text:visited-style-name="Visited_20_Internet_20_Link"><text:span text:style-name="T5">ithub</text:span></text:a><text:span text:style-name="T5">.</text:span></text:p>
      <text:p text:style-name="P14"/>
      <text:p text:style-name="P15">&lt;python&gt;</text:p>
      <text:p text:style-name="P16">import os</text:p>
      <text:p text:style-name="P16">categoria = " "</text:p>
      <text:p text:style-name="P17"/>
      <text:p text:style-name="P16">numeroRodas = int(input('Informe a quantidade de rodas do veículo: '))</text:p>
      <text:p text:style-name="P17"/>
      <text:p text:style-name="P16">pesoBruto = int(input('Informe o peso bruto do veículo em quilogramas: '))</text:p>
      <text:p text:style-name="P17"/>
      <text:p text:style-name="P16">quantidadePessoas = int(input('Informe a quantidade de pessoas no veículo: ')) </text:p>
      <text:p text:style-name="P17"/>
      <text:p text:style-name="P16">if(numeroRodas &lt;= 3):</text:p>
      <text:p text:style-name="P16">categoria = "A"</text:p>
      <text:p text:style-name="P16">elif ((numeroRodas == 4) &amp; (quantidadePessoas &lt;= 8) &amp; (pesoBruto &lt;= 3500)):</text:p>
      <text:p text:style-name="P16">categoria = "B"</text:p>
      <text:p text:style-name="P16">elif ((numeroRodas &gt;= 4) &amp; (pesoBruto &gt; 3500 &amp; pesoBruto &lt;6000)):</text:p>
      <text:p text:style-name="P16">categoria = "C"</text:p>
      <text:p text:style-name="P16">elif ((numeroRodas &gt;= 4) &amp; (quantidadePessoas &gt; 8)):</text:p>
      <text:p text:style-name="P16">categoria = "D"</text:p>
      <text:p text:style-name="P16">elif ((numeroRodas &gt;= 4) &amp; (pesoBruto &gt; 6000)):</text:p>
      <text:p text:style-name="P16">categoria = "E"</text:p>
      <text:p text:style-name="P16">else:</text:p>
      <text:p text:style-name="P16">categoria = "Categoria invalida!";</text:p>
      <text:p text:style-name="P17"/>
      <text:p text:style-name="P16">os.system('clear')</text:p>
      <text:p text:style-name="P16">print("A melhor categoria de habilitação para o veículo informado é " + categoria + "!")</text:p>
      <text:p text:style-name="P16">&lt;/python&gt;</text:p>
      <text:p text:style-name="P17"/>
      <text:p text:style-name="P16">&lt;javaScript&gt;</text:p>
      <text:p text:style-name="P16"><text:soft-page-break/>let input = require('prompt-sync')()</text:p>
      <text:p text:style-name="P16">var categoria = " ";</text:p>
      <text:p text:style-name="P16">console.log('Informe a quantidade de rodas do veículo: ');</text:p>
      <text:p text:style-name="P16">var numeroRodas = input(); </text:p>
      <text:p text:style-name="P17"/>
      <text:p text:style-name="P16">console.log('Informe o peso bruto do veículo em quilogramas: ');</text:p>
      <text:p text:style-name="P16">var pesoBruto = input(); </text:p>
      <text:p text:style-name="P17"/>
      <text:p text:style-name="P16">console.log('Informe a quantidade de pessoas no veículo: ');</text:p>
      <text:p text:style-name="P16">var quantidadePessoas = input(); </text:p>
      <text:p text:style-name="P17"/>
      <text:p text:style-name="P16">if(numeroRodas &lt;= 3){</text:p>
      <text:p text:style-name="P16">categoria = "A";</text:p>
      <text:p text:style-name="P16">} else if ((numeroRodas = 4) &amp;&amp; (quantidadePessoas &lt;= 8) &amp;&amp; (pesoBruto &lt;= 3500)){</text:p>
      <text:p text:style-name="P16">categoria = "B";</text:p>
      <text:p text:style-name="P16">} else if ((numeroRodas &gt;= 4) &amp;&amp; (pesoBruto &gt; 3500 &amp;&amp; pesoBruto &lt;6000)){</text:p>
      <text:p text:style-name="P16">categoria = "C";</text:p>
      <text:p text:style-name="P16">} else if ((numeroRodas &gt;= 4) &amp;&amp; (quantidadePessoas &gt; 8)){</text:p>
      <text:p text:style-name="P16">categoria = "D";</text:p>
      <text:p text:style-name="P16">} else if ((numeroRodas &gt;= 4) &amp;&amp; (pesoBruto &gt; 6000)){</text:p>
      <text:p text:style-name="P16">categoria = "E";</text:p>
      <text:p text:style-name="P16">} else {</text:p>
      <text:p text:style-name="P16">categoria = "Categoria invalida!";</text:p>
      <text:p text:style-name="P16">}</text:p>
      <text:p text:style-name="P16">console.clear(); </text:p>
      <text:p text:style-name="P16">console.log("A melhor categoria de habilitação para o veículo informado é " + categoria + "!");</text:p>
      <text:p text:style-name="P17"/>
      <text:p text:style-name="P16">&lt;/javaScript&gt;</text:p>
      <text:p text:style-name="P13"/>
      <text:p text:style-name="P7"/>
      <text:p text:style-name="P3"><text:s/></text:p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29T23:40:50.154430712</dc:date>
    <meta:editing-duration>PT23M48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60" meta:word-count="375" meta:character-count="2282" meta:non-whitespace-character-count="1957"/>
  </office:meta>
</office:document-meta>
</file>